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23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23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2916" calcext:value-type="float">
            <text:p>12.32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21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172" calcext:value-type="float">
            <text:p>13.76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2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1016" calcext:value-type="float">
            <text:p>12.7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9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9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0432" calcext:value-type="float">
            <text:p>11.7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8-10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9888" calcext:value-type="float">
            <text:p>13.8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8-03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8824" calcext:value-type="float">
            <text:p>12.5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7-10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7-03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6-10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5608" calcext:value-type="float">
            <text:p>14.3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6-04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2-1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10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09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634" calcext:value-type="float">
            <text:p>11.96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08-10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21968" calcext:value-type="float">
            <text:p>14.221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07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46224" calcext:value-type="float">
            <text:p>14.746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06-10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09776" calcext:value-type="float">
            <text:p>14.209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03-10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7216" calcext:value-type="float">
            <text:p>12.77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01-10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5168" calcext:value-type="float">
            <text:p>13.15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2000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68728" calcext:value-type="float">
            <text:p>14.968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1999-10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1998-10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58928" calcext:value-type="float">
            <text:p>12.7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1997-10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25984" calcext:value-type="float">
            <text:p>12.82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199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4392" calcext:value-type="float">
            <text:p>13.80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1995-10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1994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1993-10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648" calcext:value-type="float">
            <text:p>13.7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7584</text:p>
          </table:table-cell>
          <table:table-cell office:value-type="string" calcext:value-type="string">
            <text:p>1993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0056" calcext:value-type="float">
            <text:p>12.1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81" meta:object-count="0"/>
    <meta:user-defined meta:name="AppVersion">3.0</meta:user-defined>
  </office:meta>
</office:document-meta>
</file>